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.6cm" fo:margin-top="0.111cm" fo:margin-bottom="0.111cm" loext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9.791cm"/>
        </style:tab-stops>
      </style:paragraph-properties>
      <style:text-properties fo:color="#000000" style:text-position="0% 100%" style:font-name="Noto Sans CJK TC" fo:font-size="14pt" officeooo:rsid="000fe39d" officeooo:paragraph-rsid="000fe39d" style:font-size-asian="14pt" style:font-name-complex="Times New Roman" style:font-size-complex="14pt" fo:hyphenate="false" fo:hyphenation-remain-char-count="2" fo:hyphenation-push-char-count="2" loext:hyphenation-no-caps="false"/>
    </style:style>
    <style:style style:name="P2" style:family="paragraph" style:parent-style-name="Standard">
      <loext:graphic-properties draw:fill="none"/>
      <style:paragraph-properties fo:margin-left="0cm" fo:margin-right="0.6cm" fo:margin-top="0.111cm" fo:margin-bottom="0.111cm" loext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9.791cm"/>
        </style:tab-stops>
      </style:paragraph-properties>
      <style:text-properties fo:color="#000000" style:text-position="0% 100%" style:font-name="Noto Sans CJK TC" fo:font-size="14pt" officeooo:paragraph-rsid="000fe39d" fo:hyphenate="false" fo:hyphenation-remain-char-count="2" fo:hyphenation-push-char-count="2" loext:hyphenation-no-caps="false"/>
    </style:style>
    <style:style style:name="P3" style:family="paragraph" style:parent-style-name="Standard">
      <loext:graphic-properties draw:fill="none"/>
      <style:paragraph-properties fo:margin-left="0cm" fo:margin-right="0.6cm" fo:margin-top="0.111cm" fo:margin-bottom="0.111cm" loext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9.791cm"/>
        </style:tab-stops>
      </style:paragraph-properties>
      <style:text-properties officeooo:paragraph-rsid="000fe39d" fo:hyphenate="false" fo:hyphenation-remain-char-count="2" fo:hyphenation-push-char-count="2" loext:hyphenation-no-caps="false"/>
    </style:style>
    <style:style style:name="P4" style:family="paragraph" style:parent-style-name="Standard">
      <loext:graphic-properties draw:fill="none"/>
      <style:paragraph-properties fo:margin-left="0cm" fo:margin-right="0.6cm" fo:margin-top="0.111cm" fo:margin-bottom="0.111cm" loext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9.791cm"/>
        </style:tab-stops>
      </style:paragraph-properties>
      <style:text-properties officeooo:paragraph-rsid="0010ece5" fo:hyphenate="false" fo:hyphenation-remain-char-count="2" fo:hyphenation-push-char-count="2" loext:hyphenation-no-caps="false"/>
    </style:style>
    <style:style style:name="P5" style:family="paragraph" style:parent-style-name="Standard" style:master-page-name="">
      <loext:graphic-properties draw:fill="none"/>
      <style:paragraph-properties fo:margin-left="0cm" fo:margin-right="0.6cm" fo:margin-top="0.111cm" fo:margin-bottom="0.111cm" loext:contextual-spacing="false" fo:line-height="108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9.791cm"/>
        </style:tab-stops>
      </style:paragraph-properties>
      <style:text-properties fo:color="#000000" style:text-position="0% 100%" style:font-name="Noto Sans CJK TC" fo:font-size="14pt" officeooo:rsid="000fe39d" officeooo:paragraph-rsid="000fe39d" style:font-size-asian="14pt" style:font-name-complex="Times New Roman" style:font-size-complex="14pt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.6cm" fo:margin-top="0.212cm" fo:margin-bottom="0.212cm" loext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9.791cm"/>
        </style:tab-stops>
      </style:paragraph-properties>
      <style:text-properties officeooo:paragraph-rsid="0010ece5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-1.3cm" fo:margin-right="-1.6cm" fo:margin-top="0.111cm" fo:margin-bottom="0.111cm" loext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9.791cm"/>
        </style:tab-stops>
      </style:paragraph-properties>
      <style:text-properties fo:font-variant="normal" fo:text-transform="none" fo:color="#202124" style:font-name="dejavu sans mono" fo:font-size="8.25pt" fo:letter-spacing="normal" fo:font-style="normal" fo:font-weight="normal" officeooo:paragraph-rsid="000d2d03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.6cm" fo:margin-top="0.111cm" fo:margin-bottom="0.111cm" loext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9.791cm"/>
        </style:tab-stops>
      </style:paragraph-properties>
      <style:text-properties fo:color="#999999" style:text-position="0% 100%" style:font-name="Noto Sans CJK TC" fo:font-size="14pt" officeooo:rsid="000fe39d" officeooo:paragraph-rsid="000fe39d" style:font-size-asian="14pt" style:font-name-complex="Times New Roman" style:font-size-complex="14pt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.6cm" fo:margin-right="0.6cm" fo:margin-top="0.111cm" fo:margin-bottom="0.111cm" loext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9.791cm"/>
        </style:tab-stops>
      </style:paragraph-properties>
      <style:text-properties fo:color="#000000" style:font-name="Noto Sans CJK TC" fo:font-size="14pt" officeooo:rsid="000fe39d" officeooo:paragraph-rsid="000fe39d" style:font-size-asian="14pt" style:font-name-complex="Times New Roman" style:font-size-complex="14pt" fo:hyphenate="false" fo:hyphenation-remain-char-count="2" fo:hyphenation-push-char-count="2" loext:hyphenation-no-caps="false"/>
    </style:style>
    <style:style style:name="T1" style:family="text">
      <style:text-properties fo:color="#999999"/>
    </style:style>
    <style:style style:name="T2" style:family="text">
      <style:text-properties fo:color="#999999" officeooo:rsid="000fe39d" style:font-size-asian="14pt" style:font-name-complex="Times New Roman" style:font-size-complex="14pt"/>
    </style:style>
    <style:style style:name="T3" style:family="text">
      <style:text-properties fo:color="#999999" style:text-position="0% 100%" style:font-name="Noto Sans CJK TC" fo:font-size="14pt" officeooo:rsid="000fe39d" style:font-size-asian="14pt" style:font-name-complex="Times New Roman" style:font-size-complex="14pt"/>
    </style:style>
    <style:style style:name="T4" style:family="text">
      <style:text-properties fo:font-variant="normal" fo:text-transform="none" fo:color="#333333" fo:font-size="13.5pt" fo:letter-spacing="normal" fo:font-style="normal" fo:font-weight="normal"/>
    </style:style>
    <style:style style:name="T5" style:family="text">
      <style:text-properties fo:font-variant="normal" fo:text-transform="none" fo:color="#333333" fo:font-size="13.5pt" fo:letter-spacing="normal" fo:font-style="normal" fo:font-weight="normal" officeooo:rsid="000fe39d"/>
    </style:style>
    <style:style style:name="T6" style:family="text">
      <style:text-properties fo:font-variant="normal" fo:text-transform="none" fo:color="#999999" style:text-position="0% 100%" style:font-name="Noto Sans CJK TC" fo:font-size="14pt" fo:letter-spacing="normal" fo:font-style="normal" fo:font-weight="normal" officeooo:rsid="000fe39d" style:font-size-asian="14pt" style:font-name-complex="Times New Roman" style:font-size-complex="14pt"/>
    </style:style>
    <style:style style:name="T7" style:family="text">
      <style:text-properties fo:font-variant="normal" fo:text-transform="none" fo:color="#999999" style:text-position="0% 100%" style:font-name="Noto Sans CJK TC" fo:font-size="14pt" fo:letter-spacing="normal" fo:font-style="normal" fo:font-weight="normal" officeooo:rsid="0010ece5" style:font-size-asian="14pt" style:font-name-complex="Times New Roman" style:font-size-complex="14pt"/>
    </style:style>
    <style:style style:name="T8" style:family="text">
      <style:text-properties fo:font-variant="normal" fo:text-transform="none" fo:color="#000000" style:text-position="0% 100%" style:font-name="Noto Sans CJK TC" fo:font-size="14pt" fo:letter-spacing="normal" fo:font-style="normal" fo:font-weight="normal" officeooo:rsid="000fe39d" style:font-size-asian="14pt" style:font-name-complex="Times New Roman" style:font-size-complex="14pt"/>
    </style:style>
    <style:style style:name="T9" style:family="text">
      <style:text-properties fo:font-variant="normal" fo:text-transform="none" fo:color="#000000" style:text-position="0% 100%" style:font-name="Noto Sans CJK TC" fo:font-size="14pt" fo:letter-spacing="normal" fo:font-style="normal" fo:font-weight="normal" officeooo:rsid="0010ece5" style:font-size-asian="14pt" style:font-name-complex="Times New Roman" style:font-size-complex="14pt"/>
    </style:style>
    <style:style style:name="T10" style:family="text">
      <style:text-properties fo:font-variant="normal" fo:text-transform="none" fo:color="#111111" style:text-position="0% 100%" style:font-name="Noto Sans CJK TC" fo:font-size="14pt" fo:letter-spacing="normal" fo:font-style="normal" fo:font-weight="normal" officeooo:rsid="0010ece5" style:font-size-asian="14pt" style:font-name-complex="Times New Roman" style:font-size-complex="14pt"/>
    </style:style>
    <style:style style:name="T11" style:family="text">
      <style:text-properties officeooo:rsid="000fe39d" style:font-size-asian="14pt" style:font-name-complex="Times New Roman" style:font-size-complex="14pt"/>
    </style:style>
    <style:style style:name="T12" style:family="text">
      <style:text-properties style:font-name-complex="Times New Roman"/>
    </style:style>
    <style:style style:name="T13" style:family="text">
      <style:text-properties officeooo:rsid="000fe39d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2">https://redirector.googlevideo.com/videoplayback?expire=1635189783&amp;ei=t692YfrVFeHvhwa8s6zgDQ&amp;ip=54.198.166.226&amp;id=o-AEisqBF4dFjyiYnkps8jB25N-tieXUWpd0MPEqpE27UY&amp;itag=22&amp;source=youtube&amp;requiressl=yes&amp;mh=mc&amp;mm=31%2C26&amp;mn=sn-p5qlsnrr%2Csn-vgqskn76&amp;ms=au%2Conr&amp;mv=m&amp;mvi=5&amp;pl=16&amp;initcwndbps=753750&amp;vprv=1&amp;mime=video%2Fmp4&amp;cnr=14&amp;ratebypass=yes&amp;dur=3633.969&amp;lmt=1557016062803007&amp;mt=1635168064&amp;fvip=5&amp;fexp=24001373%2C24007246&amp;c=ANDROID&amp;txp=5535432&amp;sparams=expire%2Cei%2Cip%2Cid%2Citag%2Csource%2Crequiressl%2Cvprv%2Cmime%2Ccnr%2Cratebypass%2Cdur%2Clmt&amp;sig=AOq0QJ8wRQIgEt38JGi-aY-dx1t-1SnqxiZlTfvCNAEnsX9MdMA5y4cCIQDtJ9PXh55rAO3d1mibeuMgq9GgjhZ5W5FenwARO5zxjA%3D%3D&amp;lsparams=mh%2Cmm%2Cmn%2Cms%2Cmv%2Cmvi%2Cpl%2Cinitcwndbps&amp;lsig=AG3C_xAwRQIhAJWU6khUKEb4F7awivKYL3iaMv6PwwvennKs6OvnMMO6AiBaS7zAUuSzmJSABAWKes-gTDzJV4NW3vsSjzm6BMlOVg%3D%3D&amp;title=1+hour+of+shreksoph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4:41:30.408651938</meta:creation-date>
    <dc:date>2021-10-25T20:28:37.968601733</dc:date>
    <meta:editing-duration>PT10M4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857" meta:non-whitespace-character-count="857"/>
  </office:meta>
</office:document-meta>
</file>